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Heading_20_1" style:list-style-name="">
      <style:text-properties officeooo:paragraph-rsid="0012807f"/>
    </style:style>
    <style:style style:name="P13" style:family="paragraph" style:parent-style-name="Heading_20_1">
      <style:paragraph-properties fo:break-before="page"/>
      <style:text-properties officeooo:rsid="0018649d" officeooo:paragraph-rsid="00197d22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c9bb9" officeooo:paragraph-rsid="001c9b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274901e"/>
    </style:style>
    <style:style style:name="T10" style:family="text">
      <style:text-properties officeooo:rsid="00197d22"/>
    </style:style>
    <style:style style:name="T11" style:family="text">
      <style:text-properties officeooo:rsid="001bbb64"/>
    </style:style>
    <style:style style:name="T12" style:family="text">
      <style:text-properties officeooo:rsid="001c9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0">(… t</text:span>itle in your language ...<text:span text:style-name="T10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<text:span text:style-name="T10">(… t</text:span>itle in your language ...<text:span text:style-name="T10">)</text:span></text:p>
          </table:table-cell>
          <table:table-cell table:style-name="Tabelle3.B1" office:value-type="string">
            <text:p text:style-name="P11"><text:span text:style-name="T10">(… t</text:span>itle in your language ...<text:span text:style-name="T10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">&lt;x&gt;/&lt;y&gt;/&lt;z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2">A0</text:span></text:p>
          </table:table-cell>
          <table:table-cell table:style-name="Tabelle3.B2" office:value-type="string">
            <text:p text:style-name="P15">(...)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7"><text:span text:style-name="T10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,&lt;y&gt;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&lt;x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ALL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4">/<text:span text:style-name="T4">JQ <text:line-break/>/JS</text:span></text:p>
          </table:table-cell>
          <table:table-cell table:style-name="Tabelle3.B2" office:value-type="string">
            <text:p text:style-name="P5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9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6"><text:span text:style-name="T10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10">(…) <text:span text:style-name="T11">(</text:span>DS18B20/<text:span text:style-name="T11">DHT22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10">(…)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10">(…) MAX!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B2" office:value-type="string">
            <text:p text:style-name="P10"/>
          </table:table-cell>
        </table:table-row>
      </table:table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20-02-05T08:57:08.801893497</dc:date>
    <meta:editing-duration>PT1H1M14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79" meta:word-count="116" meta:character-count="590" meta:non-whitespace-character-count="543"/>
  </office:meta>
</office:document-meta>
</file>